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e415" officeooo:paragraph-rsid="0016e415"/>
    </style:style>
    <style:style style:name="P2" style:family="paragraph" style:parent-style-name="Standard">
      <style:text-properties style:text-underline-style="solid" style:text-underline-width="auto" style:text-underline-color="font-color" officeooo:rsid="0016e415" officeooo:paragraph-rsid="0016e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"/>void update() {</text:p>
      <text:p text:style-name="P1"><text:s text:c="4"/>angle += dAngle;</text:p>
      <text:p text:style-name="P1"><text:s text:c="4"/>vX = posXdepart + cc* cos(angle) - posX;</text:p>
      <text:p text:style-name="P1"><text:s text:c="4"/>vY = posYdepart + cs* sin(angle) - posY;</text:p>
      <text:p text:style-name="P1"><text:s text:c="4"/>posX = posXdepart + cc* cos(angle);</text:p>
      <text:p text:style-name="P1"><text:s text:c="4"/>posY = posYdepart + cs* sin(angle);</text:p>
      <text:p text:style-name="P1"><text:s text:c="2"/>}</text:p>
      <text:p text:style-name="P1"/>
      <text:p text:style-name="P1"/>
      <text:p text:style-name="P1">Algo : </text:p>
      <text:p text:style-name="P1"/>
      <text:p text:style-name="P1"/>
      <text:p text:style-name="P2">Variables :</text:p>
      <text:p text:style-name="P1">angle, vitesseX, vitesseY positionX, positonY, positionX de la planète, positionY de la planète</text:p>
      <text:p text:style-name="P1">axe horizontal de l’ellipse, axe vertical de l’ellipse</text:p>
      <text:p text:style-name="P1"/>
      <text:p text:style-name="P1">Fonction mise à jour de l’objet Satellite</text:p>
      <text:p text:style-name="P1"><text:tab/>angle = angle + vitesse angulaire</text:p>
      <text:p text:style-name="P1"><text:tab/>vitesseX = positionX de la planète + (axe horiz. de l’ellipse * cosinus de l’angle) - positionX</text:p>
      <text:p text:style-name="P1"><text:tab/>vitesseY = positionY de la planète + (axe vert. de l’ellipse * sinus de l’angle) – positionY</text:p>
      <text:p text:style-name="P1"><text:tab/>positionX = positionX de la planète + (axe horiz. de l’ellipse * cosinus de l’angle)</text:p>
      <text:p text:style-name="P1"><text:tab/>positionY = positionY de la planète + (axe vert. de l’ellipse * sinus de l’angle)</text:p>
      <text:p text:style-name="P1">Fin</text:p>
      <text:p text:style-name="P1"><text:tab/>remarque : la vitesse n’est pas utilisée dans cette fonction mais lors de la collision avec un objet mouv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1:31:56.638000000</meta:creation-date>
    <dc:date>2017-05-09T21:40:14.046000000</dc:date>
    <meta:editing-duration>PT8M17S</meta:editing-duration>
    <meta:editing-cycles>1</meta:editing-cycles>
    <meta:document-statistic meta:table-count="0" meta:image-count="0" meta:object-count="0" meta:page-count="1" meta:paragraph-count="19" meta:word-count="156" meta:character-count="917" meta:non-whitespace-character-count="748"/>
    <meta:generator>LibreOffice/5.2.7.2$Windows_x86 LibreOffice_project/2b7f1e640c46ceb28adf43ee075a6e8b8439ed10</meta:generator>
  </office:meta>
</office:document-meta>
</file>